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7029" officeooo:paragraph-rsid="00007029"/>
    </style:style>
    <style:style style:name="P2" style:family="paragraph" style:parent-style-name="Standard">
      <style:text-properties officeooo:rsid="0000c5ac" officeooo:paragraph-rsid="000344f5"/>
    </style:style>
    <style:style style:name="P3" style:family="paragraph" style:parent-style-name="Standard">
      <style:text-properties officeooo:rsid="0000c5ac" officeooo:paragraph-rsid="0000c5ac"/>
    </style:style>
    <style:style style:name="P4" style:family="paragraph" style:parent-style-name="Standard">
      <style:text-properties officeooo:rsid="0001d078" officeooo:paragraph-rsid="0001d078"/>
    </style:style>
    <style:style style:name="P5" style:family="paragraph" style:parent-style-name="Standard">
      <style:text-properties officeooo:rsid="0001d078" officeooo:paragraph-rsid="000344f5"/>
    </style:style>
    <style:style style:name="P6" style:family="paragraph" style:parent-style-name="Standard">
      <style:text-properties officeooo:rsid="0001d078" officeooo:paragraph-rsid="00098a04"/>
    </style:style>
    <style:style style:name="P7" style:family="paragraph" style:parent-style-name="Standard">
      <style:text-properties officeooo:rsid="000344f5" officeooo:paragraph-rsid="000344f5"/>
    </style:style>
    <style:style style:name="P8" style:family="paragraph" style:parent-style-name="Standard">
      <style:text-properties fo:font-size="14pt" fo:font-weight="bold" officeooo:rsid="0000c5ac" officeooo:paragraph-rsid="0000c5ac" style:font-size-asian="14pt" style:font-weight-asian="bold" style:font-size-complex="14pt" style:font-weight-complex="bold"/>
    </style:style>
    <style:style style:name="P9" style:family="paragraph" style:parent-style-name="Standard">
      <style:text-properties fo:font-size="14pt" fo:font-weight="bold" officeooo:rsid="0000c5ac" officeooo:paragraph-rsid="00007029" style:font-size-asian="14pt" style:font-weight-asian="bold" style:font-size-complex="14pt" style:font-weight-complex="bold"/>
    </style:style>
    <style:style style:name="P10" style:family="paragraph" style:parent-style-name="Standard">
      <style:text-properties fo:font-size="14pt" fo:font-weight="bold" officeooo:rsid="00007029" officeooo:paragraph-rsid="001733af"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0344f5" officeooo:paragraph-rsid="000344f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733af" officeooo:paragraph-rsid="001733af" style:font-size-asian="14pt" style:font-weight-asian="bold" style:font-size-complex="14pt" style:font-weight-complex="bold"/>
    </style:style>
    <style:style style:name="P13" style:family="paragraph" style:parent-style-name="Standard">
      <style:paragraph-properties fo:text-align="end" style:justify-single-word="false"/>
      <style:text-properties fo:font-size="14pt" fo:font-weight="bold" officeooo:rsid="00191867" officeooo:paragraph-rsid="00191867" style:font-size-asian="14pt" style:font-weight-asian="bold" style:font-size-complex="14pt" style:font-weight-complex="bold"/>
    </style:style>
    <style:style style:name="P14" style:family="paragraph" style:parent-style-name="Standard">
      <style:text-properties fo:font-size="14pt" fo:font-weight="bold" officeooo:rsid="00060adb" officeooo:paragraph-rsid="00060adb" style:font-size-asian="12.25pt" style:font-weight-asian="bold" style:font-size-complex="14pt" style:font-weight-complex="bold"/>
    </style:style>
    <style:style style:name="P15" style:family="paragraph" style:parent-style-name="Standard">
      <style:text-properties fo:font-size="14pt" fo:font-weight="bold" officeooo:rsid="000cc8c1" officeooo:paragraph-rsid="000cc8c1" style:font-size-asian="12.25pt" style:font-weight-asian="bold" style:font-size-complex="14pt" style:font-weight-complex="bold"/>
    </style:style>
    <style:style style:name="P16" style:family="paragraph" style:parent-style-name="Standard">
      <style:text-properties fo:font-size="14pt" fo:font-weight="bold" officeooo:rsid="000cc8c1" officeooo:paragraph-rsid="000cd4a9" style:font-size-asian="12.25pt" style:font-weight-asian="bold" style:font-size-complex="14pt" style:font-weight-complex="bold"/>
    </style:style>
    <style:style style:name="P17" style:family="paragraph" style:parent-style-name="Standard">
      <style:text-properties fo:font-size="14pt" fo:font-weight="bold" officeooo:rsid="000cc8c1" officeooo:paragraph-rsid="000d9999" style:font-size-asian="12.25pt" style:font-weight-asian="bold" style:font-size-complex="14pt" style:font-weight-complex="bold"/>
    </style:style>
    <style:style style:name="P18" style:family="paragraph" style:parent-style-name="Standard">
      <style:text-properties fo:font-size="14pt" fo:font-weight="bold" officeooo:rsid="00148fee" officeooo:paragraph-rsid="00148fee"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733af" officeooo:paragraph-rsid="001733af" style:font-size-asian="12.25pt" style:font-weight-asian="bold" style:font-size-complex="14pt" style:font-weight-complex="bold"/>
    </style:style>
    <style:style style:name="P20" style:family="paragraph" style:parent-style-name="Standard">
      <style:text-properties fo:font-size="12pt" fo:font-weight="normal" officeooo:rsid="000344f5" officeooo:paragraph-rsid="000344f5" style:font-size-asian="10.5pt" style:font-weight-asian="normal" style:font-size-complex="12pt" style:font-weight-complex="normal"/>
    </style:style>
    <style:style style:name="P21" style:family="paragraph" style:parent-style-name="Standard">
      <style:text-properties fo:font-size="12pt" fo:font-weight="normal" officeooo:rsid="00060adb" officeooo:paragraph-rsid="00060adb" style:font-size-asian="10.5pt" style:font-weight-asian="normal" style:font-size-complex="12pt" style:font-weight-complex="normal"/>
    </style:style>
    <style:style style:name="P22" style:family="paragraph" style:parent-style-name="Standard">
      <style:text-properties fo:font-size="12pt" fo:font-weight="normal" officeooo:rsid="000cc8c1" officeooo:paragraph-rsid="000cc8c1" style:font-size-asian="10.5pt" style:font-weight-asian="normal" style:font-size-complex="12pt" style:font-weight-complex="normal"/>
    </style:style>
    <style:style style:name="P23" style:family="paragraph" style:parent-style-name="Standard">
      <style:text-properties fo:font-size="12pt" fo:font-style="normal" fo:font-weight="normal" officeooo:rsid="000cd4a9" officeooo:paragraph-rsid="000cd4a9"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0d9999" officeooo:paragraph-rsid="000cd4a9" style:font-size-asian="10.5pt" style:font-style-asian="normal" style:font-weight-asian="normal" style:font-size-complex="12pt" style:font-style-complex="normal" style:font-weight-complex="normal"/>
    </style:style>
    <style:style style:name="P25" style:family="paragraph" style:parent-style-name="Standard">
      <style:text-properties officeooo:rsid="0005c73f" officeooo:paragraph-rsid="0005c73f"/>
    </style:style>
    <style:style style:name="P26" style:family="paragraph" style:parent-style-name="Standard">
      <style:paragraph-properties fo:text-align="center" style:justify-single-word="false"/>
      <style:text-properties fo:font-size="16pt" fo:font-weight="bold" officeooo:rsid="001733af" officeooo:paragraph-rsid="001733af" style:font-size-asian="16pt" style:font-weight-asian="bold" style:font-size-complex="16pt" style:font-weight-complex="bold"/>
    </style:style>
    <style:style style:name="P27" style:family="paragraph" style:parent-style-name="Footnote">
      <style:text-properties fo:font-size="9pt" style:font-size-asian="9pt" style:font-size-complex="9pt"/>
    </style:style>
    <style:style style:name="P28" style:family="paragraph" style:parent-style-name="Standard">
      <style:paragraph-properties fo:break-before="page"/>
      <style:text-properties fo:font-size="14pt" fo:font-weight="bold" officeooo:rsid="000344f5" officeooo:paragraph-rsid="000344f5" style:font-size-asian="14pt" style:font-weight-asian="bold" style:font-size-complex="14pt" style:font-weight-complex="bold"/>
    </style:style>
    <style:style style:name="P29" style:family="paragraph" style:parent-style-name="Standard">
      <style:paragraph-properties fo:break-before="page"/>
      <style:text-properties officeooo:rsid="0000c5ac" officeooo:paragraph-rsid="0000c5ac"/>
    </style:style>
    <style:style style:name="P30" style:family="paragraph" style:parent-style-name="Standard">
      <style:text-properties fo:font-size="12pt" fo:font-weight="normal" officeooo:rsid="00060adb" officeooo:paragraph-rsid="00197b03" style:font-size-asian="10.5pt" style:font-weight-asian="normal" style:font-size-complex="12pt" style:font-weight-complex="normal"/>
    </style:style>
    <style:style style:name="P31" style:family="paragraph" style:parent-style-name="Standard">
      <style:text-properties fo:font-size="12pt" fo:font-weight="normal" officeooo:rsid="000cc8c1" officeooo:paragraph-rsid="000cd4a9" style:font-size-asian="10.5pt" style:font-weight-asian="normal" style:font-size-complex="12pt" style:font-weight-complex="normal"/>
    </style:style>
    <style:style style:name="P32" style:family="paragraph" style:parent-style-name="Standard">
      <style:text-properties fo:font-size="12pt" fo:font-weight="normal" officeooo:rsid="000344f5" officeooo:paragraph-rsid="000344f5" style:font-size-asian="10.5pt" style:font-weight-asian="normal" style:font-size-complex="12pt" style:font-weight-complex="normal"/>
    </style:style>
    <style:style style:name="P33" style:family="paragraph" style:parent-style-name="Standard">
      <style:text-properties fo:font-size="12pt" fo:font-style="normal" fo:font-weight="normal" officeooo:rsid="000d9999" officeooo:paragraph-rsid="000d9999"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0d9999" officeooo:paragraph-rsid="000cd4a9"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0344f5" officeooo:paragraph-rsid="001733af"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1d6019" officeooo:paragraph-rsid="001d6019" style:font-size-asian="10.5pt" style:font-style-asian="normal" style:font-weight-asian="normal" style:font-size-complex="12pt" style:font-style-complex="normal" style:font-weight-complex="normal"/>
    </style:style>
    <style:style style:name="P37" style:family="paragraph" style:parent-style-name="Standard">
      <style:text-properties fo:font-size="14pt" fo:font-weight="bold" officeooo:rsid="001733af" officeooo:paragraph-rsid="00197b03" style:font-size-asian="12.25pt" style:font-weight-asian="bold" style:font-size-complex="14pt" style:font-weight-complex="bold"/>
    </style:style>
    <style:style style:name="P38" style:family="paragraph" style:parent-style-name="Standard">
      <style:text-properties fo:font-size="14pt" fo:font-weight="bold" officeooo:rsid="001aa92d" officeooo:paragraph-rsid="001aa92d" style:font-size-asian="12.25pt" style:font-weight-asian="bold" style:font-size-complex="14pt" style:font-weight-complex="bold"/>
    </style:style>
    <style:style style:name="P39" style:family="paragraph" style:parent-style-name="Standard">
      <style:text-properties officeooo:rsid="00007029" officeooo:paragraph-rsid="00007029"/>
    </style:style>
    <style:style style:name="P40" style:family="paragraph" style:parent-style-name="Standard">
      <style:text-properties fo:font-size="11pt" fo:font-weight="normal" officeooo:rsid="001aa92d" officeooo:paragraph-rsid="001aa92d" style:font-size-asian="9.60000038146973pt" style:font-weight-asian="normal" style:font-size-complex="11pt" style:font-weight-complex="normal"/>
    </style:style>
    <style:style style:name="T1" style:family="text">
      <style:text-properties officeooo:rsid="0001d078"/>
    </style:style>
    <style:style style:name="T2" style:family="text">
      <style:text-properties officeooo:rsid="000344f5"/>
    </style:style>
    <style:style style:name="T3" style:family="text">
      <style:text-properties fo:font-style="italic" officeooo:rsid="000444c8" style:font-style-asian="italic" style:font-style-complex="italic"/>
    </style:style>
    <style:style style:name="T4" style:family="text">
      <style:text-properties officeooo:rsid="0005c73f"/>
    </style:style>
    <style:style style:name="T5" style:family="text">
      <style:text-properties officeooo:rsid="00060adb"/>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5b9f2" style:font-size-asian="10.5pt" style:font-weight-asian="normal" style:font-size-complex="12pt" style:font-weight-complex="normal"/>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0cd4a9"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0d9999"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168ad"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97b03"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aa92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c37f4"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d6019" style:font-size-asian="10.5pt" style:font-style-asian="normal" style:font-weight-asian="normal" style:font-size-complex="12pt" style:font-style-complex="normal" style:font-weight-complex="normal"/>
    </style:style>
    <style:style style:name="T16" style:family="text">
      <style:text-properties officeooo:rsid="000629fa"/>
    </style:style>
    <style:style style:name="T17" style:family="text">
      <style:text-properties officeooo:rsid="0006a035"/>
    </style:style>
    <style:style style:name="T18" style:family="text">
      <style:text-properties officeooo:rsid="000799f8"/>
    </style:style>
    <style:style style:name="T19" style:family="text">
      <style:text-properties officeooo:rsid="00098a04"/>
    </style:style>
    <style:style style:name="T20" style:family="text">
      <style:text-properties officeooo:rsid="000ac941"/>
    </style:style>
    <style:style style:name="T21" style:family="text">
      <style:text-properties officeooo:rsid="001168ad"/>
    </style:style>
    <style:style style:name="T22" style:family="text">
      <style:text-properties officeooo:rsid="001196e6"/>
    </style:style>
    <style:style style:name="T23" style:family="text">
      <style:text-properties officeooo:rsid="0014457d"/>
    </style:style>
    <style:style style:name="T24" style:family="text">
      <style:text-properties officeooo:rsid="001733af"/>
    </style:style>
    <style:style style:name="T25" style:family="text">
      <style:text-properties officeooo:rsid="000444c8"/>
    </style:style>
    <style:style style:name="T26" style:family="text">
      <style:text-properties officeooo:rsid="00191867"/>
    </style:style>
    <style:style style:name="T27" style:family="text">
      <style:text-properties officeooo:rsid="00197b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ovembre 2018</text:p>
      <text:p text:style-name="P11"/>
      <text:p text:style-name="P11"/>
      <text:p text:style-name="P11"/>
      <text:p text:style-name="P11"/>
      <text:p text:style-name="P11"/>
      <text:p text:style-name="P11"/>
      <text:p text:style-name="P11"/>
      <text:p text:style-name="P11"/>
      <text:p text:style-name="P11"/>
      <text:p text:style-name="P11"/>
      <text:p text:style-name="P12">Documentation de projet</text:p>
      <text:p text:style-name="P12"/>
      <text:p text:style-name="P26">Mégalomania</text:p>
      <text:p text:style-name="P26"/>
      <text:p text:style-name="P26"/>
      <text:p text:style-name="P26"/>
      <text:p text:style-name="P19"/>
      <text:p text:style-name="P19"/>
      <text:p text:style-name="P19"/>
      <text:p text:style-name="P19"/>
      <text:p text:style-name="P19"/>
      <text:p text:style-name="P19">Projet réalisé par :</text:p>
      <text:p text:style-name="P19"/>
      <text:p text:style-name="P19">Olivier Gélinas Richard</text:p>
      <text:p text:style-name="P19">Pierre-Arnaud Yahya Vargas</text:p>
      <text:p text:style-name="P19"/>
      <text:p text:style-name="P19"/>
      <text:p text:style-name="P19"/>
      <text:p text:style-name="P19"/>
      <text:p text:style-name="P19"/>
      <text:p text:style-name="P19"/>
      <text:p text:style-name="P19"/>
      <text:p text:style-name="P19"/>
      <text:p text:style-name="P19"/>
      <text:p text:style-name="P19">Dans le cadre de la résidence de création <text:span text:style-name="T26">initiée par</text:span> Techno Culture Club </text:p>
      <text:p text:style-name="P19"><text:span text:style-name="T26">en collaboration avec</text:span> la Bibliothèque Multiculturelle de Laval</text:p>
      <text:p text:style-name="P28">Définitions :</text:p>
      <text:p text:style-name="P7"/>
      <text:p text:style-name="P2">Cryptage : </text:p>
      <text:p text:style-name="P2"><text:tab/>« Transformation d'un message en clair en un message codé compréhensible seulement par qui dispose du code. »<text:note text:id="ftn1" text:note-class="footnote"><text:note-citation>1</text:note-citation><text:note-body><text:p text:style-name="P27">https://www.larousse.fr/dictionnaires/francais/cryptage/20841</text:p></text:note-body></text:note></text:p>
      <text:p text:style-name="P2"/>
      <text:p text:style-name="P5">Décrypter : </text:p>
      <text:p text:style-name="P5"><text:tab/>« Retrouver le sens clair d'un message chiffré en écriture secrète, sans connaître la clef ayant servi à le transcrire. »<text:note text:id="ftn2" text:note-class="footnote"><text:note-citation>2</text:note-citation><text:note-body><text:p text:style-name="P27">https://www.larousse.fr/dictionnaires/francais/<text:span text:style-name="T1">dé</text:span>crypter/22482</text:p></text:note-body></text:note></text:p>
      <text:p text:style-name="P5"/>
      <text:p text:style-name="P25">Déchiffrer :</text:p>
      <text:p text:style-name="P25"><text:tab/>« En informatique et en télécommunications, déchiffrer consiste à retrouver le texte original (aussi appelé clair) d'un message chiffré dont on possède la clé de (dé)chiffrement. »<text:note text:id="ftn3" text:note-class="footnote"><text:note-citation>3</text:note-citation><text:note-body><text:p text:style-name="P27">https://fr.wikipedia.org/wiki/Déchiffrer</text:p></text:note-body></text:note></text:p>
      <text:p text:style-name="P2"/>
      <text:p text:style-name="P5">Emoji :</text:p>
      <text:p text:style-name="P5"><text:s/><text:tab/>« Emoji est un terme japonais qui désigne, dans le domaine d'internet, un émoticône que les internautes utilisent dans leurs messages électroniques. Il existe de nombreux emojis différents, allant du smiley au symbole. »<text:note text:id="ftn4" text:note-class="footnote"><text:note-citation>4</text:note-citation><text:note-body><text:p text:style-name="P27">https://www.linternaute.fr/dictionnaire/fr/definition/emoji/</text:p></text:note-body></text:note> </text:p>
      <text:p text:style-name="P5"><text:tab/>« <text:span text:style-name="T2">[En japonais], l</text:span>e mot emoji signifie littéralement « image » (e) + « lettre » (moji) ; la ressemblance avec « émotion » est un jeu de mot interculturel. »<text:note text:id="ftn5" text:note-class="footnote"><text:note-citation>5</text:note-citation><text:note-body><text:p text:style-name="P27">https://fr.wikipedia.org/wiki/Emoji</text:p></text:note-body></text:note></text:p>
      <text:p text:style-name="P3"/>
      <text:p text:style-name="P29"/>
      <text:p text:style-name="P8">Résumé du projet :</text:p>
      <text:p text:style-name="P1"/>
      <text:p text:style-name="P1">Mégalomania est un jeu de devinettes utilisant les « <text:span text:style-name="T4">e</text:span>moji » pour encoder <text:span text:style-name="T5">des</text:span> message<text:span text:style-name="T5">s</text:span>. En s’inspirant des outils de récupération de mot de passe, le jeu se base sur un système de questions et de réponses permettant de déverrouiller les cadenas d’une prison dans laquelle se retrouve un des protagonistes.</text:p>
      <text:p text:style-name="P1"/>
      <text:p text:style-name="P1"/>
      <text:p text:style-name="P14">Récit d’<text:span text:style-name="T16">aventure</text:span> :</text:p>
      <text:p text:style-name="P21"/>
      <text:p text:style-name="P30">Une plainte concernant la vie privée a été formulée à la ville de St-Encryption! L’agent 4957T a été mis en charge de ce dossier en apparence banal et doit se rendre sur place. Le parc d’attraction Mégalomania, tenu par Charles Hatan, est visé par cette plainte stipulant qu’une atteinte aux dispositifs mobiles des visiteurs aurait lieu à proximité du parc. Monsieur Hatan se servirait des données des téléphones des visiteurs pour dresser un palmarès des emoji les plus utilisés et ainsi parvenir à mousser les ventes de ses peluches à l'effigie de ces expressions populaires. Il aurait récemment installé sur la tour de son plus haut manège un écran affichant d’heure en heure les emoji les plus populaires.</text:p>
      <text:p text:style-name="P30"/>
      <text:p text:style-name="P30">L’agent 4957T n’<text:span text:style-name="T27">est</text:span> pas revenu de sa visite de Mégalomania et sa famille s’inquiète... Son acolyte, l’agent 5841P a de fortes raisons de croire qu’il serait séquestré dans une prison de fortune au sommet de cette tour. Il a d’ailleurs réussi à infiltrer le système et est parvenu à changer les emoji affichés par cet écran en court-circuitant la boîte de contrôle. Puisque ces deux collègues de la ville de St-Encryption utilisent eux-mêmes des emoji quotidiennement, l’agent 5841P a eu la brillante idée d’utiliser <text:span text:style-name="T27">l’image de tasse de café</text:span> qu’il s’envoient toujours en début de journée pour signaler sa présence à l’agent 4957T. En envoyant cet <text:span text:style-name="T27">emoji</text:span> qui ne figure que très rarement dans le palmarès, il prends le pari que son collègue notera les emoji qui suivront sur les barreaux de sa cellule et décodera les instructions qu’il tente de lui envoyer. Cependant, ils devront faire vite puisque Charles Hatan garde un oeil attentif aux activités de son parc et pourrait très bien surprendre nos deux acolytes dans leur communication cryptée!</text:p>
      <text:p text:style-name="P30"/>
      <text:p text:style-name="P1"/>
      <text:p text:style-name="P9">Fonctionnement du jeu :</text:p>
      <text:p text:style-name="P1"/>
      <text:p text:style-name="P4">Les deux joueurs doivent se placer un en face de l’autre pour s’assurer qu’ils ne verront pas l’écran lorsque ce n’est pas leur tour de jouer. Le joueur incarnant l’agent 5941P a la tâche de crypter les réponses en <text:span text:style-name="T21">choisissant parmi </text:span>les 10 <text:span text:style-name="T4">emoji proposés par l’algorithme. C’est lui qui aura le contrôle de la manette pendant toute la durée de la partie.</text:span></text:p>
      <text:p text:style-name="P4"/>
      <text:p text:style-name="P6">À chacun des tours, l<text:span text:style-name="T17">e </text:span>crypteur sera invité par l’ordinateur à formuler une chaîne d’emoji pour faire deviner au <text:span text:style-name="T18">dé</text:span>crypteur le mot de passe indiqué sur son écran. <text:span text:style-name="T18">Il pourra utiliser les flèches de la manette pour pour déplacer le curseur de sélection d’emoji et ensuite sélectionner ceux qu’il veut avec le bouton « B ». Si il change d’idée, il sera possible d’effacer le dernier emoji avec le bouton « Y ». Lorsque sa sélection sera complète, il pourra valider son message avec le bouton « Start ». Un message à l’écran lui indiquera de retourner l’écran vers le décrypteur. Lorsque les deux joueurs seront prêts, le crypteur pourra appuyer une seconde fois sur le bouton « Start » pour afficher l’indice et la série d’emoji à l’écran.</text:span></text:p>
      <text:p text:style-name="P6"/>
      <text:p text:style-name="P6"><text:soft-page-break/>Le décrypteur, verra s’afficher sur son écran une question ou une phrase à compléter à laquelle s’ajoutera <text:span text:style-name="T19">la</text:span> <text:span text:style-name="T21">sélection</text:span> d’<text:span text:style-name="T19">e</text:span>moji. À l’aide de ce<text:span text:style-name="T19">s</text:span> indice<text:span text:style-name="T19">s</text:span>, il devra dire ce qu’il croit que son acolyte tente de lui faire deviner. Le crypteur devra <text:span text:style-name="T18">ensuite </text:span>juger si le mot de passe correspond à la réponse qu’il tentait de faire deviner au décrypteur en confirmant sa similarité <text:span text:style-name="T22">en appuyant sur le b</text:span>outon « <text:span text:style-name="T18">B </text:span>» ou, <text:span text:style-name="T22">au contraire,</text:span> <text:span text:style-name="T22">en appuyant sur le b</text:span>outon « <text:span text:style-name="T19">Y</text:span> » <text:span text:style-name="T22">pour refuser la réponse</text:span>. Le jugement discrétionnaire du crypteur sera mis à l’épreuve et nous comptons sur votre honnêteté à cette étape!</text:p>
      <text:p text:style-name="P6"/>
      <text:p text:style-name="P6">Si cette phrase est devinée correctement, un des trois cadenas de la prison sera retiré. Si la réponse n’est pas bonne <text:span text:style-name="T18">et</text:span> <text:span text:style-name="T20">si </text:span>le temps de réponse n’est pas écoulé, le cadenas demeurera en place et l’indice changera au prochain tour. Si le temps de réponse est écoulé (peu importe la réponse donnée par le décrypteur) Charles Hatan découvre alors l’anomalie créée par l’infiltration de l’agent 5941P dans son système d’affichage et un nouveau cadenas sera ajouté à la prison de l’agent 4957T. Si le compte dépasse 5 cadenas sur la prison de l’agent 4957T, les deux joueurs perdent la partie... <text:s text:c="2"/>:’( Si tous les cadenas sont ouverts grâce à la bonne communication des deux joueurs, l’agent 4957T s’échappe de la prison de fortune et Charles Hatan est arrêté par la ville de St-Encryption. Victoire!!! <text:s text:c="3"/>:D</text:p>
      <text:p text:style-name="P20"/>
      <text:p text:style-name="P20"/>
      <text:p text:style-name="P15">Technologie utilisée :</text:p>
      <text:p text:style-name="P22"/>
      <text:p text:style-name="P18"><text:span text:style-name="T6">Le microcontrôleur « Raspberry Pi » version 3B est actuellement utilisé, mais la version 3B+ permet une meilleure performance avec le jeu. </text:span><text:span text:style-name="T7">La version de Linux installée sur celui-ci se nomme « Raspbian ».</text:span></text:p>
      <text:p text:style-name="P31"/>
      <text:p text:style-name="P16"><text:span text:style-name="T6">Le jeu est programmé en python et utilise la librairie « </text:span><text:span text:style-name="T8">Pygame »</text:span><text:span text:style-name="T8"><text:note text:id="ftn6" text:note-class="footnote"><text:note-citation>6</text:note-citation><text:note-body><text:p text:style-name="P27">https://www.pygame.org/docs/</text:p></text:note-body></text:note></text:span><text:span text:style-name="T8"> </text:span><text:span text:style-name="T11">pour l’affichage des images.</text:span></text:p>
      <text:p text:style-name="P23"/>
      <text:p text:style-name="P23">Une manette de type « Super Nintendo » avec une connectivité USB<text:span text:style-name="T23"> de marque Kiwitata </text:span>est utilisée pour contrôler le jeu. La reconnaissance des boutons activés sur celle-ci se fait <text:span text:style-name="T23">nativement dans python. Il est possible de vérifier à travers les « évènements » captés par pygame la présence d’influx provenant du contrôleur avec la fonction « pygame.JOYAXISMOTION() »</text:span><text:span text:style-name="T23"><text:note text:id="ftn7" text:note-class="footnote"><text:note-citation>7</text:note-citation><text:note-body><text:p text:style-name="P27">https://www.programcreek.com/python/example/56152/pygame.JOYAXISMOTION</text:p></text:note-body></text:note></text:span><text:span text:style-name="T23"> permettant d’identifier chacun des boutons lorsqu’ils sont pressés</text:span>.</text:p>
      <text:p text:style-name="P23"/>
      <text:p text:style-name="P17"><text:span text:style-name="T9">L’écran d’affichage provient de la compagnie Waveshare et utilise un logiciel de calibration</text:span><text:span text:style-name="T9"><text:note text:id="ftn8" text:note-class="footnote"><text:note-citation>8</text:note-citation><text:note-body><text:p text:style-name="P27">https://www.waveshare.com/wiki/3.5inch_RPi_LCD_(B)#Driver</text:p></text:note-body></text:note></text:span><text:span text:style-name="T9"> nécessitant une distribution de linux comportant une interface graphique (Graphic User Interface). Lorsqu’il est utilisé avec la version légère (Lite) de Raspbian, l’écran ne parvient pas à se calibrer correctement.</text:span></text:p>
      <text:p text:style-name="P33"/>
      <text:p text:style-name="P37"><text:span text:style-name="T10">L</text:span><text:span text:style-name="T8">es emoji « EmojiTwo »</text:span><text:span text:style-name="T8"><text:note text:id="ftn9" text:note-class="footnote"><text:note-citation>9</text:note-citation><text:note-body><text:p text:style-name="P27">https://github.com/EmojiTwo/emojitwo</text:p></text:note-body></text:note></text:span><text:span text:style-name="T8"> ont été utilisés pour le projet en accord avec la licence CC-BY-4.0. </text:span><text:span text:style-name="T12">Pour ajouter une énigme à la base de données « QuestionsMegalomania.lua », il faut identifier les coordonnées des emoji sur l’image « emoji_grid.png » et les placer </text:span><text:span text:style-name="T13">sous la question et la réponse qui les accompagnera </text:span><text:span text:style-name="T12">en respectant le format de la base de données. </text:span><text:span text:style-name="T14">Il serait intéressant de programmer un outil visuel permettant d’automatiser l’ajout d’énigmes à la base de données. </text:span><text:span text:style-name="T15">L’accumulation des coordonnées des</text:span><text:span text:style-name="T14"> emoji pourrait devenir beaucoup plus simple et l’ajout d’énigmes pourrait se faire par n’importe qui. Cet outil pourrait accompagner le jeu et être distribué sur le web pour améliorer l’expérience.</text:span></text:p>
      <text:p text:style-name="P37"><text:span text:style-name="T12"/></text:p>
      <text:p text:style-name="P38"><text:soft-page-break/><text:span text:style-name="T12">V</text:span><text:span text:style-name="T8">oici un exemple du format de la base de données :</text:span></text:p>
      <text:p text:style-name="P38"><text:span text:style-name="T8"/></text:p>
      <text:p text:style-name="P40">{</text:p>
      <text:p text:style-name="P40"><text:tab/>"Question": "Je joue au soccer depuis que j'ai :",</text:p>
      <text:p text:style-name="P40"><text:tab/>"Réponse": "8 ans",</text:p>
      <text:p text:style-name="P40"><text:tab/>"coordonnees": [</text:p>
      <text:p text:style-name="P40"><text:tab/>"5","26",</text:p>
      <text:p text:style-name="P40"><text:tab/>"30","32",</text:p>
      <text:p text:style-name="P40"><text:tab/>"8","35",</text:p>
      <text:p text:style-name="P40"><text:tab/>"42","18",</text:p>
      <text:p text:style-name="P40"><text:tab/>"35","5",</text:p>
      <text:p text:style-name="P40"><text:tab/>"27","16",</text:p>
      <text:p text:style-name="P40"><text:tab/>"29","11",</text:p>
      <text:p text:style-name="P40"><text:tab/>"26","27",</text:p>
      <text:p text:style-name="P40"><text:tab/>"28","5",</text:p>
      <text:p text:style-name="P40"><text:tab/>"20","17"</text:p>
      <text:p text:style-name="P40"><text:tab/>]</text:p>
      <text:p text:style-name="P40">}</text:p>
      <text:p text:style-name="P24"/>
      <text:p text:style-name="P24"/>
      <text:p text:style-name="P10"><text:span text:style-name="T24">Inspiration</text:span> :</text:p>
      <text:p text:style-name="P10"/>
      <text:p text:style-name="P35">Le projet s’inspire de l’expérience <text:span text:style-name="T3">Codemoji</text:span><text:span text:style-name="T3"><text:note text:id="ftn10" text:note-class="footnote"><text:note-citation>10</text:note-citation><text:note-body><text:p text:style-name="P27">https://blog.mozilla.org/blog/2016/06/28/meet-codemoji-mozillas-new-game-for-teaching-encryption-basics-with-emoji/</text:p></text:note-body></text:note></text:span><text:span text:style-name="T25"> </text:span>proposée par le fureteur Firefox <text:span text:style-name="T4">en 2016. L’expressivité permise par les pictogrammes est mobilisée dans cette application se chargeant du cryptage pour l’utilisateur. Il est possible d’envoyer des messages cryptés à des amis avec l’application web ainsi qu’une clé de déchiffrement prenant la forme d’un emoji. On peut alors donner des indices permettant d’identifier l’emoji à son interlocuteur, ou lui donner carrément l’image qu’il devra sélectionner pour voir le message. Le but de l’expérience est de sensibiliser le public à la sécurité de l’information sur le web.</text:span></text:p>
      <text:p text:style-name="P35"/>
      <text:p text:style-name="P36">Les jeux d’énigmes utilisant les emoji représentent également une inspiration pour le jeu. Un exemple parmi tant d’autres : « Emoji Quiz » de Mangoo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1:05:34.014340301</meta:creation-date>
    <dc:date>2018-11-22T16:43:34.049603555</dc:date>
    <meta:editing-duration>PT1H9M53S</meta:editing-duration>
    <meta:editing-cycles>3</meta:editing-cycles>
    <meta:generator>LibreOffice/5.4.5.1$MacOSX_X86_64 LibreOffice_project/79c9829dd5d8054ec39a82dc51cd9eff340dbee8</meta:generator>
    <meta:document-statistic meta:table-count="0" meta:image-count="0" meta:object-count="0" meta:page-count="5" meta:paragraph-count="64" meta:word-count="1409" meta:character-count="9079" meta:non-whitespace-character-count="7705"/>
  </office:meta>
</office:document-meta>
</file>